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524">
            <text:p>LuS-7524</text:p>
          </table:table-cell>
          <table:table-cell office:value-type="float" office:value="61.134166666666665">
            <text:p>61.134166666666665</text:p>
          </table:table-cell>
          <table:table-cell office:value-type="float" office:value="-45.653333333333336">
            <text:p>-45.653333333333336</text:p>
          </table:table-cell>
          <table:table-cell office:value-type="float" office:value="1320.0">
            <text:p>1320.0</text:p>
          </table:table-cell>
          <table:table-cell office:value-type="float" office:value="55.0">
            <text:p>55.0</text:p>
          </table:table-cell>
          <table:table-cell office:value-type="string" office:value="Brown moss, Sphagnum sp.">
            <text:p>Brown moss, Sphagnum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redh2008,LongEtal2011">
            <text:p>Fredh2008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498">
            <text:p>LuS-7498</text:p>
          </table:table-cell>
          <table:table-cell office:value-type="float" office:value="61.13778333333333">
            <text:p>61.13778333333333</text:p>
          </table:table-cell>
          <table:table-cell office:value-type="float" office:value="-45.65611666666667">
            <text:p>-45.65611666666667</text:p>
          </table:table-cell>
          <table:table-cell office:value-type="float" office:value="7590.0">
            <text:p>7590.0</text:p>
          </table:table-cell>
          <table:table-cell office:value-type="float" office:value="60.0">
            <text:p>60.0</text:p>
          </table:table-cell>
          <table:table-cell office:value-type="string" office:value="Clayey algae gyttja">
            <text:p>Clayey algae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33">
            <text:p>23.3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ndsalu2008,LongEtal2011">
            <text:p>Randsalu2008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Ua-2425">
            <text:p>Ua-2425</text:p>
          </table:table-cell>
          <table:table-cell office:value-type="float" office:value="60.906666666666666">
            <text:p>60.906666666666666</text:p>
          </table:table-cell>
          <table:table-cell office:value-type="float" office:value="-46.06666666666667">
            <text:p>-46.06666666666667</text:p>
          </table:table-cell>
          <table:table-cell office:value-type="float" office:value="3080.0">
            <text:p>3080.0</text:p>
          </table:table-cell>
          <table:table-cell office:value-type="float" office:value="110.0">
            <text:p>110.0</text:p>
          </table:table-cell>
          <table:table-cell office:value-type="string" office:value="Mya truncata fragment">
            <text:p>Mya truncata fragment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-8.25">
            <text:p>-8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02">
            <text:p>BennikeEtal2002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60">
            <text:p>LuS-5960</text:p>
          </table:table-cell>
          <table:table-cell office:value-type="float" office:value="60.8669">
            <text:p>60.8669</text:p>
          </table:table-cell>
          <table:table-cell office:value-type="float" office:value="-45.947766666666666">
            <text:p>-45.947766666666666</text:p>
          </table:table-cell>
          <table:table-cell office:value-type="float" office:value="8255.0">
            <text:p>8255.0</text:p>
          </table:table-cell>
          <table:table-cell office:value-type="float" office:value="70.0">
            <text:p>70.0</text:p>
          </table:table-cell>
          <table:table-cell office:value-type="string" office:value="Carex">
            <text:p>Care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9">
            <text:p>4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7">
            <text:p>LuS-5927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7835.0">
            <text:p>7835.0</text:p>
          </table:table-cell>
          <table:table-cell office:value-type="float" office:value="60.0">
            <text:p>60.0</text:p>
          </table:table-cell>
          <table:table-cell office:value-type="string" office:value="Empetrum, Hippuris, Carex, Potamogeton Batrachium">
            <text:p>Empetrum, Hippuris, Carex, Potamogeton Batrach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3">
            <text:p>LuS-5873</text:p>
          </table:table-cell>
          <table:table-cell office:value-type="float" office:value="60.6778">
            <text:p>60.6778</text:p>
          </table:table-cell>
          <table:table-cell office:value-type="float" office:value="-46.087783333333334">
            <text:p>-46.087783333333334</text:p>
          </table:table-cell>
          <table:table-cell office:value-type="float" office:value="8215.0">
            <text:p>8215.0</text:p>
          </table:table-cell>
          <table:table-cell office:value-type="float" office:value="110.0">
            <text:p>110.0</text:p>
          </table:table-cell>
          <table:table-cell office:value-type="string" office:value="Hippuris, Batrachium, Nitella, Bryopsida">
            <text:p>Hippuris, Batrachium, Nitella, Bryopsid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9">
            <text:p>12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8">
            <text:p>LuS-5878</text:p>
          </table:table-cell>
          <table:table-cell office:value-type="float" office:value="61.12198333333333">
            <text:p>61.12198333333333</text:p>
          </table:table-cell>
          <table:table-cell office:value-type="float" office:value="-45.62851666666667">
            <text:p>-45.62851666666667</text:p>
          </table:table-cell>
          <table:table-cell office:value-type="float" office:value="9845.0">
            <text:p>9845.0</text:p>
          </table:table-cell>
          <table:table-cell office:value-type="float" office:value="60.0">
            <text:p>60.0</text:p>
          </table:table-cell>
          <table:table-cell office:value-type="string" office:value="Chara, Batrachium, Bryopsida, Nitella Potamogeton">
            <text:p>Chara, Batrachium, Bryopsida, Nitella Potamoget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9">
            <text:p>9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6">
            <text:p>LuS-5926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7955.0">
            <text:p>7955.0</text:p>
          </table:table-cell>
          <table:table-cell office:value-type="float" office:value="70.0">
            <text:p>70.0</text:p>
          </table:table-cell>
          <table:table-cell office:value-type="string" office:value="Empetrum, Potamogeton, Bryopsida, Carex Leaf, Batrachium">
            <text:p>Empetrum, Potamogeton, Bryopsida, Carex Leaf, Batrach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5">
            <text:p>LuS-5925</text:p>
          </table:table-cell>
          <table:table-cell office:value-type="float" office:value="60.67583333333333">
            <text:p>60.67583333333333</text:p>
          </table:table-cell>
          <table:table-cell office:value-type="float" office:value="-46.11063333333333">
            <text:p>-46.11063333333333</text:p>
          </table:table-cell>
          <table:table-cell office:value-type="float" office:value="7945.0">
            <text:p>7945.0</text:p>
          </table:table-cell>
          <table:table-cell office:value-type="float" office:value="70.0">
            <text:p>70.0</text:p>
          </table:table-cell>
          <table:table-cell office:value-type="string" office:value="Potamogeton, Bryopsida, Empetrum, Juniperus Leaf, Salix , Hippuris, Carex, Isoetes Chironomidae Daphnia, Plumatella">
            <text:p>Potamogeton, Bryopsida, Empetrum, Juniperus Leaf, Salix , Hippuris, Carex, Isoetes Chironomidae Daphnia, Plumatel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3">
            <text:p>LuS-5923</text:p>
          </table:table-cell>
          <table:table-cell office:value-type="float" office:value="60.67583333333333">
            <text:p>60.67583333333333</text:p>
          </table:table-cell>
          <table:table-cell office:value-type="float" office:value="-46.11063333333333">
            <text:p>-46.11063333333333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Hippuris , Empetrum, Potamogeton, Bryopsida Leaf, Twig, Vaccinium">
            <text:p>Hippuris , Empetrum, Potamogeton, Bryopsida Leaf, Twig, Vaccin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20">
            <text:p>LuS-5920</text:p>
          </table:table-cell>
          <table:table-cell office:value-type="float" office:value="61.12198333333333">
            <text:p>61.12198333333333</text:p>
          </table:table-cell>
          <table:table-cell office:value-type="float" office:value="-45.62851666666667">
            <text:p>-45.62851666666667</text:p>
          </table:table-cell>
          <table:table-cell office:value-type="float" office:value="9700.0">
            <text:p>9700.0</text:p>
          </table:table-cell>
          <table:table-cell office:value-type="float" office:value="60.0">
            <text:p>60.0</text:p>
          </table:table-cell>
          <table:table-cell office:value-type="string" office:value="Chara, Bryopsida">
            <text:p>Chara, Bryopsid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9">
            <text:p>9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8">
            <text:p>LuS-5918</text:p>
          </table:table-cell>
          <table:table-cell office:value-type="float" office:value="60.67583333333333">
            <text:p>60.67583333333333</text:p>
          </table:table-cell>
          <table:table-cell office:value-type="float" office:value="-46.11063333333333">
            <text:p>-46.11063333333333</text:p>
          </table:table-cell>
          <table:table-cell office:value-type="float" office:value="8060.0">
            <text:p>806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4">
            <text:p>LuS-5914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7625.0">
            <text:p>7625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3">
            <text:p>LuS-5913</text:p>
          </table:table-cell>
          <table:table-cell office:value-type="float" office:value="60.67106666666667">
            <text:p>60.67106666666667</text:p>
          </table:table-cell>
          <table:table-cell office:value-type="float" office:value="-46.14868333333333">
            <text:p>-46.14868333333333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1">
            <text:p>-0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1">
            <text:p>LuS-5911</text:p>
          </table:table-cell>
          <table:table-cell office:value-type="float" office:value="60.8175">
            <text:p>60.8175</text:p>
          </table:table-cell>
          <table:table-cell office:value-type="float" office:value="-46.00743333333333">
            <text:p>-46.00743333333333</text:p>
          </table:table-cell>
          <table:table-cell office:value-type="float" office:value="8505.0">
            <text:p>8505.0</text:p>
          </table:table-cell>
          <table:table-cell office:value-type="float" office:value="70.0">
            <text:p>70.0</text:p>
          </table:table-cell>
          <table:table-cell office:value-type="string" office:value="Gyttja silt">
            <text:p>Gyttja si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7">
            <text:p>LuS-5877</text:p>
          </table:table-cell>
          <table:table-cell office:value-type="float" office:value="60.66688333333333">
            <text:p>60.66688333333333</text:p>
          </table:table-cell>
          <table:table-cell office:value-type="float" office:value="-46.17678333333333">
            <text:p>-46.17678333333333</text:p>
          </table:table-cell>
          <table:table-cell office:value-type="float" office:value="9640.0">
            <text:p>964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19">
            <text:p>31.1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910">
            <text:p>LuS-5910</text:p>
          </table:table-cell>
          <table:table-cell office:value-type="float" office:value="60.8175">
            <text:p>60.8175</text:p>
          </table:table-cell>
          <table:table-cell office:value-type="float" office:value="-46.00743333333333">
            <text:p>-46.00743333333333</text:p>
          </table:table-cell>
          <table:table-cell office:value-type="float" office:value="8404.0">
            <text:p>8404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5875">
            <text:p>LuS-5875</text:p>
          </table:table-cell>
          <table:table-cell office:value-type="float" office:value="60.67746666666667">
            <text:p>60.67746666666667</text:p>
          </table:table-cell>
          <table:table-cell office:value-type="float" office:value="-46.07845">
            <text:p>-46.07845</text:p>
          </table:table-cell>
          <table:table-cell office:value-type="float" office:value="8930.0">
            <text:p>8930.0</text:p>
          </table:table-cell>
          <table:table-cell office:value-type="float" office:value="60.0">
            <text:p>60.0</text:p>
          </table:table-cell>
          <table:table-cell office:value-type="string" office:value="Chara, Juniperus, Empetrum, Batrachium,  Bryopsida, Nitella , Daphnia">
            <text:p>Chara, Juniperus, Empetrum, Batrachium,  Bryopsida, Nitella , Daphn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49">
            <text:p>22.4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arrenbomEtal2006a,LongEtal2011">
            <text:p>SparrenbomEtal2006a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521">
            <text:p>LuS-7521</text:p>
          </table:table-cell>
          <table:table-cell office:value-type="float" office:value="61.134166666666665">
            <text:p>61.134166666666665</text:p>
          </table:table-cell>
          <table:table-cell office:value-type="float" office:value="-45.653333333333336">
            <text:p>-45.653333333333336</text:p>
          </table:table-cell>
          <table:table-cell office:value-type="float" office:value="7305.0">
            <text:p>7305.0</text:p>
          </table:table-cell>
          <table:table-cell office:value-type="float" office:value="60.0">
            <text:p>60.0</text:p>
          </table:table-cell>
          <table:table-cell office:value-type="string" office:value="Brown moss">
            <text:p>Brown mos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Fredh2008,LongEtal2011">
            <text:p>Fredh2008,LongEtal2011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7B">
            <text:p>GLX27B</text:p>
          </table:table-cell>
          <table:table-cell office:value-type="float" office:value="60.996">
            <text:p>60.996</text:p>
          </table:table-cell>
          <table:table-cell office:value-type="float" office:value="-45.431">
            <text:p>-45.431</text:p>
          </table:table-cell>
          <table:table-cell office:value-type="float" office:value="11500.0">
            <text:p>11500.0</text:p>
          </table:table-cell>
          <table:table-cell office:value-type="float" office:value="100.0">
            <text:p>100.0</text:p>
          </table:table-cell>
          <table:table-cell office:value-type="string" office:value="Beach cobbles">
            <text:p>Beach 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4">
            <text:p>3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8A">
            <text:p>GLX28A</text:p>
          </table:table-cell>
          <table:table-cell office:value-type="float" office:value="60.995">
            <text:p>60.995</text:p>
          </table:table-cell>
          <table:table-cell office:value-type="float" office:value="-45.431">
            <text:p>-45.431</text:p>
          </table:table-cell>
          <table:table-cell office:value-type="float" office:value="11600.0">
            <text:p>11600.0</text:p>
          </table:table-cell>
          <table:table-cell office:value-type="float" office:value="400.0">
            <text:p>400.0</text:p>
          </table:table-cell>
          <table:table-cell office:value-type="string" office:value="Erratic boulder">
            <text:p>Erratic bould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3.3">
            <text:p>43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8B">
            <text:p>GLX28B</text:p>
          </table:table-cell>
          <table:table-cell office:value-type="float" office:value="60.995">
            <text:p>60.995</text:p>
          </table:table-cell>
          <table:table-cell office:value-type="float" office:value="-45.431">
            <text:p>-45.431</text:p>
          </table:table-cell>
          <table:table-cell office:value-type="float" office:value="11200.0">
            <text:p>112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4.8">
            <text:p>44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29">
            <text:p>GLX29</text:p>
          </table:table-cell>
          <table:table-cell office:value-type="float" office:value="60.991">
            <text:p>60.991</text:p>
          </table:table-cell>
          <table:table-cell office:value-type="float" office:value="-45.428">
            <text:p>-45.428</text:p>
          </table:table-cell>
          <table:table-cell office:value-type="float" office:value="11500.0">
            <text:p>11500.0</text:p>
          </table:table-cell>
          <table:table-cell office:value-type="float" office:value="400.0">
            <text:p>400.0</text:p>
          </table:table-cell>
          <table:table-cell office:value-type="string" office:value="Beach cobbles">
            <text:p>Beach 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4.6">
            <text:p>44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0">
            <text:p>GLX30</text:p>
          </table:table-cell>
          <table:table-cell office:value-type="float" office:value="60.989">
            <text:p>60.989</text:p>
          </table:table-cell>
          <table:table-cell office:value-type="float" office:value="-45.426">
            <text:p>-45.426</text:p>
          </table:table-cell>
          <table:table-cell office:value-type="float" office:value="11500.0">
            <text:p>11500.0</text:p>
          </table:table-cell>
          <table:table-cell office:value-type="float" office:value="200.0">
            <text:p>2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1">
            <text:p>GLX31</text:p>
          </table:table-cell>
          <table:table-cell office:value-type="float" office:value="60.991">
            <text:p>60.991</text:p>
          </table:table-cell>
          <table:table-cell office:value-type="float" office:value="-45.423">
            <text:p>-45.423</text:p>
          </table:table-cell>
          <table:table-cell office:value-type="float" office:value="11200.0">
            <text:p>112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9.1">
            <text:p>19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2">
            <text:p>GLX32</text:p>
          </table:table-cell>
          <table:table-cell office:value-type="float" office:value="60.992">
            <text:p>60.992</text:p>
          </table:table-cell>
          <table:table-cell office:value-type="float" office:value="-45.42">
            <text:p>-45.42</text:p>
          </table:table-cell>
          <table:table-cell office:value-type="float" office:value="10200.0">
            <text:p>102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1">
            <text:p>9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cosmogenic 10Be">
            <text:p>cosmogenic 10Be</text:p>
          </table:table-cell>
          <table:table-cell office:value-type="string" office:value="GLX33">
            <text:p>GLX33</text:p>
          </table:table-cell>
          <table:table-cell office:value-type="float" office:value="60.992">
            <text:p>60.992</text:p>
          </table:table-cell>
          <table:table-cell office:value-type="float" office:value="-45.42">
            <text:p>-45.42</text:p>
          </table:table-cell>
          <table:table-cell office:value-type="float" office:value="9500.0">
            <text:p>9500.0</text:p>
          </table:table-cell>
          <table:table-cell office:value-type="float" office:value="300.0">
            <text:p>300.0</text:p>
          </table:table-cell>
          <table:table-cell office:value-type="string" office:value="Bedrock">
            <text:p>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I-7667">
            <text:p>I-7667</text:p>
          </table:table-cell>
          <table:table-cell office:value-type="float" office:value="61.15">
            <text:p>61.15</text:p>
          </table:table-cell>
          <table:table-cell office:value-type="float" office:value="-46.43333333333333">
            <text:p>-46.43333333333333</text:p>
          </table:table-cell>
          <table:table-cell office:value-type="float" office:value="9165.0">
            <text:p>9165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">
            <text:p>Balanus balanus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I-7664">
            <text:p>I-7664</text:p>
          </table:table-cell>
          <table:table-cell office:value-type="float" office:value="60.925">
            <text:p>60.925</text:p>
          </table:table-cell>
          <table:table-cell office:value-type="float" office:value="-46.05">
            <text:p>-46.05</text:p>
          </table:table-cell>
          <table:table-cell office:value-type="float" office:value="9427.0">
            <text:p>9427.0</text:p>
          </table:table-cell>
          <table:table-cell office:value-type="float" office:value="129.0">
            <text:p>129.0</text:p>
          </table:table-cell>
          <table:table-cell office:value-type="string" office:value="Larex sp">
            <text:p>Larex s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aqortoq">
            <text:p>Qaqortoq</text:p>
          </table:table-cell>
          <table:table-cell office:value-type="string" office:value="radiocarbon">
            <text:p>radiocarbon</text:p>
          </table:table-cell>
          <table:table-cell office:value-type="string" office:value="LuS-7500">
            <text:p>LuS-7500</text:p>
          </table:table-cell>
          <table:table-cell office:value-type="float" office:value="61.135216666666665">
            <text:p>61.135216666666665</text:p>
          </table:table-cell>
          <table:table-cell office:value-type="float" office:value="-45.663333333333334">
            <text:p>-45.663333333333334</text:p>
          </table:table-cell>
          <table:table-cell office:value-type="float" office:value="8105.0">
            <text:p>8105.0</text:p>
          </table:table-cell>
          <table:table-cell office:value-type="float" office:value="60.0">
            <text:p>60.0</text:p>
          </table:table-cell>
          <table:table-cell office:value-type="string" office:value="Brown mosses, Saxifraga, Draba, Polypodiaceae, bark">
            <text:p>Brown mosses, Saxifraga, Draba, Polypodiaceae,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42">
            <text:p>9.4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Randsalu2008,LongEtal2011">
            <text:p>Randsalu2008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